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7.869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24.5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kita América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31b90280f86a17adb7b94a_Races-Akita-Americain_z6clzr-p-500.webp" xlink:type="simple">https://cdn.prod.website-files.com/62178d5c536d9151904f4361/6331b90280f86a17adb7b94a_Races-Akita-Americain_z6clzr-p-500.webp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akita-inu" xlink:type="simple">Akita Inu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cafec8b23fd331adb9_Races-Akita-Inu_fty61a-p-500.jpg" xlink:type="simple">https://cdn.prod.website-files.com/62178d5c536d9151904f4361/632c61cafec8b23fd331adb9_Races-Akita-Inu_fty61a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american-bully" xlink:type="simple">American Bully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c12c8ac07dab1812d1_Races-American-Bully_qz6ikn-p-500.jpg" xlink:type="simple">https://cdn.prod.website-files.com/62178d5c536d9151904f4361/632c61c12c8ac07dab1812d1_Races-American-Bully_qz6ikn-p-500.jpg</text:a></text:p>
          </table:table-cell>
        </table:table-row>
        <table:table-row table:style-name="ro1">
          <table:table-cell office:value-type="string" calcext:value-type="string">
            <text:p>Basenji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b8a980e2401e9db995_Races-Bansenji_otbatv-p-500.jpg" xlink:type="simple">https://cdn.prod.website-files.com/62178d5c536d9151904f4361/632c61b8a980e2401e9db995_Races-Bansenji_otbatv-p-500.jpg</text:a></text:p>
          </table:table-cell>
        </table:table-row>
        <table:table-row table:style-name="ro1">
          <table:table-cell office:value-type="string" calcext:value-type="string">
            <text:p>Basset Houn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9de0dc7f154247a7fd_Races-Basset_Hound_iamnr4-p-500.jpg" xlink:type="simple">https://cdn.prod.website-files.com/62178d5c536d9151904f4361/632c619de0dc7f154247a7fd_Races-Basset_Hound_iamnr4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beagle" xlink:type="simple">Beagle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8edff9aceff6aa28ec_Races-Beagle_d72bkc-p-500.jpg" xlink:type="simple">https://cdn.prod.website-files.com/62178d5c536d9151904f4361/632c618edff9aceff6aa28ec_Races-Beagle_d72bkc-p-500.jpg</text:a></text:p>
          </table:table-cell>
        </table:table-row>
        <table:table-row table:style-name="ro1">
          <table:table-cell office:value-type="string" calcext:value-type="string">
            <text:p>Beaucero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854c575b2c6939b4d7_Races-Beauceron_vfsuqj-p-500.jpg" xlink:type="simple">https://cdn.prod.website-files.com/62178d5c536d9151904f4361/632c61854c575b2c6939b4d7_Races-Beauceron_vfsuqj-p-500.jpg</text:a></text:p>
          </table:table-cell>
        </table:table-row>
        <table:table-row table:style-name="ro1">
          <table:table-cell office:value-type="string" calcext:value-type="string">
            <text:p>Berger Alleman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762c8ac09efe180e6e_AdobeStock_332457535_yamg4g-p-500.jpg" xlink:type="simple">https://cdn.prod.website-files.com/62178d5c536d9151904f4361/632c61762c8ac09efe180e6e_AdobeStock_332457535_yamg4g-p-500.jpg</text:a></text:p>
          </table:table-cell>
        </table:table-row>
        <table:table-row table:style-name="ro1">
          <table:table-cell office:value-type="string" calcext:value-type="string">
            <text:p>Berger Australie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62767e05979a32a10f_AdobeStock_234947525_h7edc6-p-500.jpg" xlink:type="simple">https://cdn.prod.website-files.com/62178d5c536d9151904f4361/632c6162767e05979a32a10f_AdobeStock_234947525_h7edc6-p-500.jpg</text:a></text:p>
          </table:table-cell>
        </table:table-row>
        <table:table-row table:style-name="ro1">
          <table:table-cell office:value-type="string" calcext:value-type="string">
            <text:p>Berger Belge Malino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510643ed413287f04c_Races-Berger-Belge-Malinois_lvllzc-p-500.jpg" xlink:type="simple">https://cdn.prod.website-files.com/62178d5c536d9151904f4361/632c61510643ed413287f04c_Races-Berger-Belge-Malinois_lvllzc-p-500.jpg</text:a></text:p>
          </table:table-cell>
        </table:table-row>
        <table:table-row table:style-name="ro1">
          <table:table-cell office:value-type="string" calcext:value-type="string">
            <text:p>Berger Holland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238912503a7b9bfa4aa55ea_Races-Berger-Hollandais_vrpjli-p-800.jpeg" xlink:type="simple">https://cdn.prod.website-files.com/62178d5c536d9151904f4361/6238912503a7b9bfa4aa55ea_Races-Berger-Hollandais_vrpjli-p-800.jpeg</text:a></text:p>
          </table:table-cell>
        </table:table-row>
        <table:table-row table:style-name="ro1">
          <table:table-cell office:value-type="string" calcext:value-type="string">
            <text:p>Berger d'Anatoli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47f7447c6e15b6b42b_Races-Berger-d_Anatolie_qiwowi-p-500.jpg" xlink:type="simple">https://cdn.prod.website-files.com/62178d5c536d9151904f4361/632c6147f7447c6e15b6b42b_Races-Berger-d_Anatolie_qiwowi-p-500.jpg</text:a></text:p>
          </table:table-cell>
        </table:table-row>
        <table:table-row table:style-name="ro1">
          <table:table-cell office:value-type="string" calcext:value-type="string">
            <text:p>Berger des Pyrénée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3c4fe9214dfad27b0f_Races-Berger-des-Pyrenees_xum5k4-p-500.jpg" xlink:type="simple">https://cdn.prod.website-files.com/62178d5c536d9151904f4361/632c613c4fe9214dfad27b0f_Races-Berger-des-Pyrenees_xum5k4-p-500.jpg</text:a></text:p>
          </table:table-cell>
        </table:table-row>
        <table:table-row table:style-name="ro1">
          <table:table-cell office:value-type="string" calcext:value-type="string">
            <text:p>Berger des Shetlan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33fbd657149ebd407c_Races-Berger-des-Shetland_wegeyi-p-500.jpg" xlink:type="simple">https://cdn.prod.website-files.com/62178d5c536d9151904f4361/632c6133fbd657149ebd407c_Races-Berger-des-Shetland_wegeyi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berger-du-caucase" xlink:type="simple">Berger du Caucase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1244ef5e40291a7c297_Races-Berger-du-Caucase_oa8lor-p-500.jpg" xlink:type="simple">https://cdn.prod.website-files.com/62178d5c536d9151904f4361/632c61244ef5e40291a7c297_Races-Berger-du-Caucase_oa8lor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bichon-frise" xlink:type="simple">Bichon Frisé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fce4e4c8671d475066_Races-Bichon-Frise_bnolq2-p-500.jpg" xlink:type="simple">https://cdn.prod.website-files.com/62178d5c536d9151904f4361/632c60fce4e4c8671d475066_Races-Bichon-Frise_bnolq2-p-500.jpg</text:a></text:p>
          </table:table-cell>
        </table:table-row>
        <table:table-row table:style-name="ro1">
          <table:table-cell office:value-type="string" calcext:value-type="string">
            <text:p>Bichon Havan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f3fbd6578637bd1202_Races-Bichon-Havanais_toxe95-p-500.jpg" xlink:type="simple">https://cdn.prod.website-files.com/62178d5c536d9151904f4361/632c60f3fbd6578637bd1202_Races-Bichon-Havanais_toxe95-p-500.jpg</text:a></text:p>
          </table:table-cell>
        </table:table-row>
        <table:table-row table:style-name="ro1">
          <table:table-cell office:value-type="string" calcext:value-type="string">
            <text:p>Bichon Malt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eac782fa78a4c9a545_Races-Bichon-Maltais_o5ylyu-p-500.jpg" xlink:type="simple">https://cdn.prod.website-files.com/62178d5c536d9151904f4361/632c60eac782fa78a4c9a545_Races-Bichon-Maltais_o5ylyu-p-500.jpg</text:a></text:p>
          </table:table-cell>
        </table:table-row>
        <table:table-row table:style-name="ro1">
          <table:table-cell office:value-type="string" calcext:value-type="string">
            <text:p>Bobtail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d5657ba8864d47b384_Races-Bobtail_dqxlya-p-500.jpg" xlink:type="simple">https://cdn.prod.website-files.com/62178d5c536d9151904f4361/632c60d5657ba8864d47b384_Races-Bobtail_dqxlya-p-500.jpg</text:a></text:p>
          </table:table-cell>
        </table:table-row>
        <table:table-row table:style-name="ro1">
          <table:table-cell office:value-type="string" calcext:value-type="string">
            <text:p>Border Colli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ca3f19f28325424d7f_Races-Border-Collie_yfaxih-p-500.jpg" xlink:type="simple">https://cdn.prod.website-files.com/62178d5c536d9151904f4361/632c60ca3f19f28325424d7f_Races-Border-Collie_yfaxih-p-500.jpg</text:a></text:p>
          </table:table-cell>
        </table:table-row>
        <table:table-row table:style-name="ro1">
          <table:table-cell office:value-type="string" calcext:value-type="string">
            <text:p>Boston Terr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be0908917ddc8412a1_Races-Boston-Terrier_jzjjbs-p-500.jpg" xlink:type="simple">https://cdn.prod.website-files.com/62178d5c536d9151904f4361/632c60be0908917ddc8412a1_Races-Boston-Terrier_jzjjbs-p-500.jpg</text:a></text:p>
          </table:table-cell>
        </table:table-row>
        <table:table-row table:style-name="ro1">
          <table:table-cell office:value-type="string" calcext:value-type="string">
            <text:p>Bouledogue América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b2491cef846475fb54_Races-Bouledogue-Americain_gfrw3x-p-500.jpg" xlink:type="simple">https://cdn.prod.website-files.com/62178d5c536d9151904f4361/632c60b2491cef846475fb54_Races-Bouledogue-Americain_gfrw3x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bouledogue-anglais" xlink:type="simple">Bouledogue Anglais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a4cdeb8cc136bca65a_Races-Bouledogue-Anglais_tof6iq-p-500.jpg" xlink:type="simple">https://cdn.prod.website-files.com/62178d5c536d9151904f4361/632c60a4cdeb8cc136bca65a_Races-Bouledogue-Anglais_tof6iq-p-500.jpg</text:a></text:p>
          </table:table-cell>
        </table:table-row>
        <table:table-row table:style-name="ro1">
          <table:table-cell office:value-type="string" calcext:value-type="string">
            <text:p>Bouledogue Franç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96f7447c0b14b6a9b5_AdobeStock_8056347_o1alwp-p-500.jpg" xlink:type="simple">https://cdn.prod.website-files.com/62178d5c536d9151904f4361/632c6096f7447c0b14b6a9b5_AdobeStock_8056347_o1alwp-p-500.jpg</text:a></text:p>
          </table:table-cell>
        </table:table-row>
        <table:table-row table:style-name="ro1">
          <table:table-cell office:value-type="string" calcext:value-type="string">
            <text:p>Bouvier Australie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83ecc28f6961adab42_Races-Bouvier-Australien_igy2uu-p-500.jpg" xlink:type="simple">https://cdn.prod.website-files.com/62178d5c536d9151904f4361/632c6083ecc28f6961adab42_Races-Bouvier-Australien_igy2uu-p-500.jpg</text:a></text:p>
          </table:table-cell>
        </table:table-row>
        <table:table-row table:style-name="ro1">
          <table:table-cell office:value-type="string" calcext:value-type="string">
            <text:p>Bouvier Berno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794e318b3d1413c948_races-bouvier-bernois_wnobwb-p-500.jpg" xlink:type="simple">https://cdn.prod.website-files.com/62178d5c536d9151904f4361/632c60794e318b3d1413c948_races-bouvier-bernois_wnobwb-p-500.jpg</text:a></text:p>
          </table:table-cell>
        </table:table-row>
        <table:table-row table:style-name="ro1">
          <table:table-cell office:value-type="string" calcext:value-type="string">
            <text:p>Box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6cb8d59694b04b874d_Races-Boxer_uvnxcj-p-500.jpg" xlink:type="simple">https://cdn.prod.website-files.com/62178d5c536d9151904f4361/632c606cb8d59694b04b874d_Races-Boxer_uvnxcj-p-500.jpg</text:a></text:p>
          </table:table-cell>
        </table:table-row>
        <table:table-row table:style-name="ro1">
          <table:table-cell office:value-type="string" calcext:value-type="string">
            <text:p>Braque Alleman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60e4e4c8315f474d1f_Races-Braque-Allemand_ihobum-p-500.jpg" xlink:type="simple">https://cdn.prod.website-files.com/62178d5c536d9151904f4361/632c6060e4e4c8315f474d1f_Races-Braque-Allemand_ihobum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braque-de-weimar" xlink:type="simple">Braque de Weimar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5486e28cf319530356_AdobeStock_331897211_g8swsw-p-500.jpg" xlink:type="simple">https://cdn.prod.website-files.com/62178d5c536d9151904f4361/632c605486e28cf319530356_AdobeStock_331897211_g8swsw-p-500.jpg</text:a></text:p>
          </table:table-cell>
        </table:table-row>
        <table:table-row table:style-name="ro1">
          <table:table-cell office:value-type="string" calcext:value-type="string">
            <text:p>Bull Terr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352c8ac0573e180382_Races-Bull-Terrier_k70ti5-p-500.jpg" xlink:type="simple">https://cdn.prod.website-files.com/62178d5c536d9151904f4361/632c60352c8ac0573e180382_Races-Bull-Terrier_k70ti5-p-500.jpg</text:a></text:p>
          </table:table-cell>
        </table:table-row>
        <table:table-row table:style-name="ro1">
          <table:table-cell office:value-type="string" calcext:value-type="string">
            <text:p>Bullmastiff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/" xlink:type="simple">https://cdn.prod</text:a>.website-files.com/62178d5c536d9151904f4361/632c60260908914a88840f07_Races-Bullmastiff_rsuael-p-500.jpg</text:p>
          </table:table-cell>
        </table:table-row>
        <table:table-row table:style-name="ro1">
          <table:table-cell office:value-type="string" calcext:value-type="string">
            <text:p>Cairn Terr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600ffbc19397c35ed083_Races-Cairn-Terrier_f2agvn-p-500.jpg" xlink:type="simple">https://cdn.prod.website-files.com/62178d5c536d9151904f4361/632c600ffbc19397c35ed083_Races-Cairn-Terrier_f2agvn-p-500.jpg</text:a></text:p>
          </table:table-cell>
        </table:table-row>
        <table:table-row table:style-name="ro1">
          <table:table-cell office:value-type="string" calcext:value-type="string">
            <text:p>Cane Cors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e7c3279a3c7d96265f_Races-Cane-Corso_nzycdu-p-500.jpg" xlink:type="simple">https://cdn.prod.website-files.com/62178d5c536d9151904f4361/632c5fe7c3279a3c7d96265f_Races-Cane-Corso_nzycdu-p-500.jpg</text:a></text:p>
          </table:table-cell>
        </table:table-row>
        <table:table-row table:style-name="ro1">
          <table:table-cell office:value-type="string" calcext:value-type="string">
            <text:p>Caniche Na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d5f7447c55d3b6a33c_Races-Caniche-Toy_ubdu68-p-500.jpg" xlink:type="simple">https://cdn.prod.website-files.com/62178d5c536d9151904f4361/632c5fd5f7447c55d3b6a33c_Races-Caniche-Toy_ubdu68-p-500.jpg</text:a></text:p>
          </table:table-cell>
        </table:table-row>
        <table:table-row table:style-name="ro1">
          <table:table-cell office:value-type="string" calcext:value-type="string">
            <text:p>Carl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cc4a7bfc81ee075f4c_Races-Carlin_ansupq-p-500.jpg" xlink:type="simple">https://cdn.prod.website-files.com/62178d5c536d9151904f4361/632c5fcc4a7bfc81ee075f4c_Races-Carlin_ansupq-p-500.jpg</text:a></text:p>
          </table:table-cell>
        </table:table-row>
        <table:table-row table:style-name="ro1">
          <table:table-cell office:value-type="string" calcext:value-type="string">
            <text:p>Cavalier King Charle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c36f20786075dd4ce2_Races-Cavalier-King-Charles_tsnzqw-p-500.jpg" xlink:type="simple">https://cdn.prod.website-files.com/62178d5c536d9151904f4361/632c5fc36f20786075dd4ce2_Races-Cavalier-King-Charles_tsnzqw-p-500.jpg</text:a></text:p>
          </table:table-cell>
        </table:table-row>
        <table:table-row table:style-name="ro1">
          <table:table-cell office:value-type="string" calcext:value-type="string">
            <text:p>Chien-loup Tchécoslovaqu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a9c782fa72edc99bc5_Races-Chien-Loup-Tchecoslovaque_gfaksz-p-500.jpg" xlink:type="simple">https://cdn.prod.website-files.com/62178d5c536d9151904f4361/632c5fa9c782fa72edc99bc5_Races-Chien-Loup-Tchecoslovaque_gfaksz-p-500.jpg</text:a></text:p>
          </table:table-cell>
        </table:table-row>
        <table:table-row table:style-name="ro1">
          <table:table-cell office:value-type="string" calcext:value-type="string">
            <text:p>Chihuahua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9dc34ad0375a146756_AdobeStock_160879245_cnf3xd-p-500.jpg" xlink:type="simple">https://cdn.prod.website-files.com/62178d5c536d9151904f4361/632c5f9dc34ad0375a146756_AdobeStock_160879245_cnf3xd-p-500.jpg</text:a></text:p>
          </table:table-cell>
        </table:table-row>
        <table:table-row table:style-name="ro1">
          <table:table-cell office:value-type="string" calcext:value-type="string">
            <text:p>Chow Chow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8cb8d596c00a4b7e1f_Races-Chow-Chow_ufnhia-p-500.jpg" xlink:type="simple">https://cdn.prod.website-files.com/62178d5c536d9151904f4361/632c5f8cb8d596c00a4b7e1f_Races-Chow-Chow_ufnhia-p-500.jpg</text:a></text:p>
          </table:table-cell>
        </table:table-row>
        <table:table-row table:style-name="ro1">
          <table:table-cell office:value-type="string" calcext:value-type="string">
            <text:p>Cocker América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7af7447cd846b69f14_Races-Cocker-Americain_i05wbj-p-500.jpg" xlink:type="simple">https://cdn.prod.website-files.com/62178d5c536d9151904f4361/632c5f7af7447cd846b69f14_Races-Cocker-Americain_i05wbj-p-500.jpg</text:a></text:p>
          </table:table-cell>
        </table:table-row>
        <table:table-row table:style-name="ro1">
          <table:table-cell office:value-type="string" calcext:value-type="string">
            <text:p>Cock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f6f26040becc1035e1c_Races-Cocker-Anglais_ys45ve-p-500.jpg" xlink:type="simple">https://cdn.prod.website-files.com/62178d5c536d9151904f4361/632c5f6f26040becc1035e1c_Races-Cocker-Anglais_ys45ve-p-500.jpg</text:a></text:p>
          </table:table-cell>
        </table:table-row>
        <table:table-row table:style-name="ro1">
          <table:table-cell office:value-type="string" calcext:value-type="string">
            <text:p>Colley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f6d364ca4ea6baaf25_Races-Colley_tbo2fm-p-500.jpg" xlink:type="simple">https://cdn.prod.website-files.com/62178d5c536d9151904f4361/632c5ef6d364ca4ea6baaf25_Races-Colley_tbo2fm-p-500.jpg</text:a></text:p>
          </table:table-cell>
        </table:table-row>
        <table:table-row table:style-name="ro1">
          <table:table-cell office:value-type="string" calcext:value-type="string">
            <text:p>Coton de Tuléa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eb25bd5f4386855189_Races-Coton-de-Tulear_kikiri-p-500.jpg" xlink:type="simple">https://cdn.prod.website-files.com/62178d5c536d9151904f4361/632c5eeb25bd5f4386855189_Races-Coton-de-Tulear_kikiri-p-500.jpg</text:a></text:p>
          </table:table-cell>
        </table:table-row>
        <table:table-row table:style-name="ro1">
          <table:table-cell office:value-type="string" calcext:value-type="string">
            <text:p>Dalmatie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ddc782fa3e16c9918e_Races-Dalmatien_ldmxaq-p-500.jpg" xlink:type="simple">https://cdn.prod.website-files.com/62178d5c536d9151904f4361/632c5eddc782fa3e16c9918e_Races-Dalmatien_ldmxaq-p-500.jpg</text:a></text:p>
          </table:table-cell>
        </table:table-row>
        <table:table-row table:style-name="ro1">
          <table:table-cell office:value-type="string" calcext:value-type="string">
            <text:p>Doberman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d6c782fa425bc98ad7_Races-Dobermann_nblzjm-p-500.jpg" xlink:type="simple">https://cdn.prod.website-files.com/62178d5c536d9151904f4361/632c5ed6c782fa425bc98ad7_Races-Dobermann_nblzjm-p-500.jpg</text:a></text:p>
          </table:table-cell>
        </table:table-row>
        <table:table-row table:style-name="ro1">
          <table:table-cell office:value-type="string" calcext:value-type="string">
            <text:p>Dogue Alleman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aec782fa2b8ac98948_AdobeStock_10431317_ooglln-p-500.jpg" xlink:type="simple">https://cdn.prod.website-files.com/62178d5c536d9151904f4361/632c5eaec782fa2b8ac98948_AdobeStock_10431317_ooglln-p-500.jpg</text:a></text:p>
          </table:table-cell>
        </table:table-row>
        <table:table-row table:style-name="ro1">
          <table:table-cell office:value-type="string" calcext:value-type="string">
            <text:p>Dogue Argent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772e26ca121495fe94_Races-Dogue-Argentin_ut4thr-p-500.jpg" xlink:type="simple">https://cdn.prod.website-files.com/62178d5c536d9151904f4361/632c5e772e26ca121495fe94_Races-Dogue-Argentin_ut4thr-p-500.jpg</text:a></text:p>
          </table:table-cell>
        </table:table-row>
        <table:table-row table:style-name="ro1">
          <table:table-cell office:value-type="string" calcext:value-type="string">
            <text:p>Dogue de Bordeaux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6fe4e4c8c182473a04_Races-Dogue-de-Bordeaux_c5cm6b-p-500.jpg" xlink:type="simple">https://cdn.prod.website-files.com/62178d5c536d9151904f4361/632c5e6fe4e4c8c182473a04_Races-Dogue-de-Bordeaux_c5cm6b-p-500.jpg</text:a></text:p>
          </table:table-cell>
        </table:table-row>
        <table:table-row table:style-name="ro1">
          <table:table-cell office:value-type="string" calcext:value-type="string">
            <text:p>Dogue du Tibet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b94c575b78c5399ad2_AdobeStock_15215067_kx5uas-p-500.jpg" xlink:type="simple">https://cdn.prod.website-files.com/62178d5c536d9151904f4361/632c5eb94c575b78c5399ad2_AdobeStock_15215067_kx5uas-p-500.jpg</text:a></text:p>
          </table:table-cell>
        </table:table-row>
        <table:table-row table:style-name="ro1">
          <table:table-cell office:value-type="string" calcext:value-type="string">
            <text:p>Epagneul Breto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3a2e26ca2b7a95fb70_Races-Epagneul-Breton_od95gf-p-500.jpg" xlink:type="simple">https://cdn.prod.website-files.com/62178d5c536d9151904f4361/632c5e3a2e26ca2b7a95fb70_Races-Epagneul-Breton_od95gf-p-500.jpg</text:a></text:p>
          </table:table-cell>
        </table:table-row>
        <table:table-row table:style-name="ro1">
          <table:table-cell office:value-type="string" calcext:value-type="string">
            <text:p>Euras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32c0bc243fd3b7c927_Races-Eurasier_slmvgx-p-500.jpg" xlink:type="simple">https://cdn.prod.website-files.com/62178d5c536d9151904f4361/632c5e32c0bc243fd3b7c927_Races-Eurasier_slmvgx-p-500.jpg</text:a></text:p>
          </table:table-cell>
        </table:table-row>
        <table:table-row table:style-name="ro1">
          <table:table-cell office:value-type="string" calcext:value-type="string">
            <text:p>Fox Terr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2a2e26ca38d795fad7_Races-Fox-Terrier_ash7ep-p-500.jpg" xlink:type="simple">https://cdn.prod.website-files.com/62178d5c536d9151904f4361/632c5e2a2e26ca38d795fad7_Races-Fox-Terrier_ash7ep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golden-retriever" xlink:type="simple">Golden Retriever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216a4a36af76896a96_races-golden-retriever_qwavlt-p-500.jpg" xlink:type="simple">https://cdn.prod.website-files.com/62178d5c536d9151904f4361/632c5e216a4a36af76896a96_races-golden-retriever_qwavlt-p-500.jpg</text:a></text:p>
          </table:table-cell>
        </table:table-row>
        <table:table-row table:style-name="ro1">
          <table:table-cell office:value-type="string" calcext:value-type="string">
            <text:p>Husky Sibérie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196f2078464bdd2654_races-husky-de-siberie_xrutbt-p-500.jpg" xlink:type="simple">https://cdn.prod.website-files.com/62178d5c536d9151904f4361/632c5e196f2078464bdd2654_races-husky-de-siberie_xrutbt-p-500.jpg</text:a></text:p>
          </table:table-cell>
        </table:table-row>
        <table:table-row table:style-name="ro1">
          <table:table-cell office:value-type="string" calcext:value-type="string">
            <text:p>Jack Russell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12c3279aba6d96037e_Races-Jack-Russell_lwsdg8-p-500.jpg" xlink:type="simple">https://cdn.prod.website-files.com/62178d5c536d9151904f4361/632c5e12c3279aba6d96037e_Races-Jack-Russell_lwsdg8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labrador-retriever" xlink:type="simple">Labrador Retriever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0baa6053d73173e89f_Races-Labrador-Retriever_klkqdf-p-500.jpg" xlink:type="simple">https://cdn.prod.website-files.com/62178d5c536d9151904f4361/632c5e0baa6053d73173e89f_Races-Labrador-Retriever_klkqdf-p-500.jpg</text:a></text:p>
          </table:table-cell>
        </table:table-row>
        <table:table-row table:style-name="ro1">
          <table:table-cell office:value-type="string" calcext:value-type="string">
            <text:p>Leonberg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c443c8429515f85054_Races-Leonberg_tpw689-p-500.jpg" xlink:type="simple">https://cdn.prod.website-files.com/62178d5c536d9151904f4361/632c5dc443c8429515f85054_Races-Leonberg_tpw689-p-500.jpg</text:a></text:p>
          </table:table-cell>
        </table:table-row>
        <table:table-row table:style-name="ro1">
          <table:table-cell office:value-type="string" calcext:value-type="string">
            <text:p>Lhassa Apso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ec6657ba80da747992f_AdobeStock_13460762_nbvebl-p-500.jpg" xlink:type="simple">https://cdn.prod.website-files.com/62178d5c536d9151904f4361/632c5ec6657ba80da747992f_AdobeStock_13460762_nbvebl-p-500.jpg</text:a></text:p>
          </table:table-cell>
        </table:table-row>
        <table:table-row table:style-name="ro1">
          <table:table-cell office:value-type="string" calcext:value-type="string">
            <text:p>Mastiff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bb25bd5f9ff085457d_Races-Mastiff_xif6ey-p-500.jpg" xlink:type="simple">https://cdn.prod.website-files.com/62178d5c536d9151904f4361/632c5dbb25bd5f9ff085457d_Races-Mastiff_xif6ey-p-500.jpg</text:a></text:p>
          </table:table-cell>
        </table:table-row>
        <table:table-row table:style-name="ro1">
          <table:table-cell office:value-type="string" calcext:value-type="string">
            <text:p>Pinsch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ac0486e7ed68bd44de_Races-Pinscher_tz3ni4-p-500.jpg" xlink:type="simple">https://cdn.prod.website-files.com/62178d5c536d9151904f4361/632c5dac0486e7ed68bd44de_Races-Pinscher_tz3ni4-p-500.jpg</text:a></text:p>
          </table:table-cell>
        </table:table-row>
        <table:table-row table:style-name="ro1">
          <table:table-cell office:value-type="string" calcext:value-type="string">
            <text:p>Pinscher Nain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a51cc90e4c93db4de4_Races-Pinscher-Nain_rehzlv-p-500.jpg" xlink:type="simple">https://cdn.prod.website-files.com/62178d5c536d9151904f4361/632c5da51cc90e4c93db4de4_Races-Pinscher-Nain_rehzlv-p-500.jpg</text:a></text:p>
          </table:table-cell>
        </table:table-row>
        <table:table-row table:style-name="ro1">
          <table:table-cell office:value-type="string" calcext:value-type="string">
            <text:p>Pitbull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9d033fb921b7a9c9ec_Races-Pitbull_v7dhhz-p-500.jpg" xlink:type="simple">https://cdn.prod.website-files.com/62178d5c536d9151904f4361/632c5d9d033fb921b7a9c9ec_Races-Pitbull_v7dhhz-p-500.jpg</text:a></text:p>
          </table:table-cell>
        </table:table-row>
        <table:table-row table:style-name="ro1">
          <table:table-cell office:value-type="string" calcext:value-type="string">
            <text:p>Point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95e0dc7f1544477eab_Races-Pointer-Anglais_wkxkct-p-500.jpg" xlink:type="simple">https://cdn.prod.website-files.com/62178d5c536d9151904f4361/632c5d95e0dc7f1544477eab_Races-Pointer-Anglais_wkxkct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pomsky" xlink:type="simple">Pomsky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8cb787b0bbcc8d5b55_Races-Pomsky_wbvw9y-p-500.jpg" xlink:type="simple">https://cdn.prod.website-files.com/62178d5c536d9151904f4361/632c5d8cb787b0bbcc8d5b55_Races-Pomsky_wbvw9y-p-500.jpg</text:a></text:p>
          </table:table-cell>
        </table:table-row>
        <table:table-row table:style-name="ro1">
          <table:table-cell office:value-type="string" calcext:value-type="string">
            <text:p>Pékino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b36a4a3697bc8968b7_Races-Pekinois_bblhrq-p-500.jpg" xlink:type="simple">https://cdn.prod.website-files.com/62178d5c536d9151904f4361/632c5db36a4a3697bc8968b7_Races-Pekinois_bblhrq-p-500.jpg</text:a></text:p>
          </table:table-cell>
        </table:table-row>
        <table:table-row table:style-name="ro1">
          <table:table-cell office:value-type="string" calcext:value-type="string">
            <text:p>Rhodesian Ridgeback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814c575bd1ff3995f8_Races-Rhodesian-Ridgeback_hz60zl-p-500.jpg" xlink:type="simple">https://cdn.prod.website-files.com/62178d5c536d9151904f4361/632c5d814c575bd1ff3995f8_Races-Rhodesian-Ridgeback_hz60zl-p-500.jpg</text:a></text:p>
          </table:table-cell>
        </table:table-row>
        <table:table-row table:style-name="ro1">
          <table:table-cell office:value-type="string" calcext:value-type="string">
            <text:p>Rottweil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6cb6a91a837f6ff212_Races-Rottweiler_ognlce-p-500.jpg" xlink:type="simple">https://cdn.prod.website-files.com/62178d5c536d9151904f4361/632c5d6cb6a91a837f6ff212_Races-Rottweiler_ognlce-p-500.jpg</text:a></text:p>
          </table:table-cell>
        </table:table-row>
        <table:table-row table:style-name="ro1">
          <table:table-cell office:value-type="string" calcext:value-type="string">
            <text:p>Saint-Bernard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64601026d451802896_Races-Saint-Bernard_oj9xle-p-500.jpg" xlink:type="simple">https://cdn.prod.website-files.com/62178d5c536d9151904f4361/632c5d64601026d451802896_Races-Saint-Bernard_oj9xle-p-500.jpg</text:a></text:p>
          </table:table-cell>
        </table:table-row>
        <table:table-row table:style-name="ro1">
          <table:table-cell office:value-type="string" calcext:value-type="string">
            <text:p>Samoyèd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5db787b01e388d5a38_Races-Samoyede_csi44a-p-500.jpg" xlink:type="simple">https://cdn.prod.website-files.com/62178d5c536d9151904f4361/632c5d5db787b01e388d5a38_Races-Samoyede_csi44a-p-500.jpg</text:a></text:p>
          </table:table-cell>
        </table:table-row>
        <table:table-row table:style-name="ro1">
          <table:table-cell office:value-type="string" calcext:value-type="string">
            <text:p>Setter Angl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56f9c5a19decd946a4_Races-Setter-Anglais_wc1lyh-p-500.jpg" xlink:type="simple">https://cdn.prod.website-files.com/62178d5c536d9151904f4361/632c5d56f9c5a19decd946a4_Races-Setter-Anglais_wc1lyh-p-500.jpg</text:a></text:p>
          </table:table-cell>
        </table:table-row>
        <table:table-row table:style-name="ro1">
          <table:table-cell office:value-type="string" calcext:value-type="string">
            <text:p>Setter Irlandais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4c43c8425eacf84c85_Races-Setter-Irlandais_aq7zmt-p-500.jpg" xlink:type="simple">https://cdn.prod.website-files.com/62178d5c536d9151904f4361/632c5d4c43c8425eacf84c85_Races-Setter-Irlandais_aq7zmt-p-500.jpg</text:a></text:p>
          </table:table-cell>
        </table:table-row>
        <table:table-row table:style-name="ro1">
          <table:table-cell office:value-type="string" calcext:value-type="string">
            <text:p>Shar Peï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5ff1233a7b2a3469fa00fe_632c5d45c782faa399c97df4_Races-Shar-Pei_vfz1s3-p-1080-p-500.jpg" xlink:type="simple">https://cdn.prod.website-files.com/62178d5c536d9151904f4361/635ff1233a7b2a3469fa00fe_632c5d45c782faa399c97df4_Races-Shar-Pei_vfz1s3-p-1080-p-500.jpg</text:a></text:p>
          </table:table-cell>
        </table:table-row>
        <table:table-row table:style-name="ro1">
          <table:table-cell office:value-type="string" calcext:value-type="string">
            <text:p>Shiba Inu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166a4a363f1b896302_Races-Shiba-Inu_j2xtpu-p-500.jpg" xlink:type="simple">https://cdn.prod.website-files.com/62178d5c536d9151904f4361/632c5d166a4a363f1b896302_Races-Shiba-Inu_j2xtpu-p-500.jpg</text:a></text:p>
          </table:table-cell>
        </table:table-row>
        <table:table-row table:style-name="ro1">
          <table:table-cell office:value-type="string" calcext:value-type="string">
            <text:p>Shih Tzu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31411332747d20c24a_Races_-_Shih_Tzu_s9ykzj-p-500.jpg" xlink:type="simple">https://cdn.prod.website-files.com/62178d5c536d9151904f4361/632c5d31411332747d20c24a_Races_-_Shih_Tzu_s9ykzj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spitz-allemand" xlink:type="simple">Spitz Allemand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0fc782faf9f8c97cd1_Races-Spitz-Allemand_wpagwj-p-500.jpg" xlink:type="simple">https://cdn.prod.website-files.com/62178d5c536d9151904f4361/632c5d0fc782faf9f8c97cd1_Races-Spitz-Allemand_wpagwj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spitz-loup" xlink:type="simple">Spitz Loup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084a7bfc1e4a074a41_Races-Spitz-Loup_jy5vgv-p-500.jpg" xlink:type="simple">https://cdn.prod.website-files.com/62178d5c536d9151904f4361/632c5d084a7bfc1e4a074a41_Races-Spitz-Loup_jy5vgv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american-staff" xlink:type="simple">American Staff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d004e318b52691398d7_Races-Staff-Amstaff_kwa109-p-500.jpg" xlink:type="simple">https://cdn.prod.website-files.com/62178d5c536d9151904f4361/632c5d004e318b52691398d7_Races-Staff-Amstaff_kwa109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staffordshire-bull-terrier" xlink:type="simple">Staffordshire Bull Terrier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cfa1cc90e9808db4aad_races-staffie-staffordshire-bull-terrier_jjoigu-p-500.jpg" xlink:type="simple">https://cdn.prod.website-files.com/62178d5c536d9151904f4361/632c5cfa1cc90e9808db4aad_races-staffie-staffordshire-bull-terrier_jjoigu-p-500.jpg</text:a></text:p>
          </table:table-cell>
        </table:table-row>
        <table:table-row table:style-name="ro1">
          <table:table-cell table:style-name="ce1" office:value-type="string" calcext:value-type="string">
            <text:p><text:a xlink:href="https://blog.japhy.fr/sur-mesure/races-de-chien/teckel" xlink:type="simple">Teckel</text:a> 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cf2601026109c802444_Races-Teckel_qqae2c-p-500.jpg" xlink:type="simple">https://cdn.prod.website-files.com/62178d5c536d9151904f4361/632c5cf2601026109c802444_Races-Teckel_qqae2c-p-500.jpg</text:a></text:p>
          </table:table-cell>
        </table:table-row>
        <table:table-row table:style-name="ro1">
          <table:table-cell office:value-type="string" calcext:value-type="string">
            <text:p>Terre-Neuve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ceb4ef5e46773a794f6_Races-Terre_Neuve_shyfg6-p-500.jpg" xlink:type="simple">https://cdn.prod.website-files.com/62178d5c536d9151904f4361/632c5ceb4ef5e46773a794f6_Races-Terre_Neuve_shyfg6-p-500.jpg</text:a></text:p>
          </table:table-cell>
        </table:table-row>
        <table:table-row table:style-name="ro1">
          <table:table-cell office:value-type="string" calcext:value-type="string">
            <text:p>Whippet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c5ce31cc90eeec1db4943_Races-Whippet_jf883m-p-500.jpg" xlink:type="simple">https://cdn.prod.website-files.com/62178d5c536d9151904f4361/632c5ce31cc90eeec1db4943_Races-Whippet_jf883m-p-500.jpg</text:a></text:p>
          </table:table-cell>
        </table:table-row>
        <table:table-row table:style-name="ro1">
          <table:table-cell office:value-type="string" calcext:value-type="string">
            <text:p>Yorkshire Terrier</text:p>
          </table:table-cell>
          <table:table-cell office:value-type="string" calcext:value-type="string">
            <text:p>chien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span text:style-name="T1"><text:a xlink:href="https://cdn.prod.website-files.com/62178d5c536d9151904f4361/632c5cda18c8cf3262b0419a_Races-Yorkshire-Terrier_xqivry-p-500.jpg" xlink:type="simple">https://cdn.prod.website-files.com/62178d5c536d9151904f4361/632c5cda18c8cf3262b0419a_Races-Yorkshire-Terrier_xqivry-p-500.jpg</text:a></text:span></text:p>
          </table:table-cell>
        </table:table-row>
        <table:table-row table:style-name="ro1">
          <table:table-cell office:value-type="string" calcext:value-type="string">
            <text:p>Angora Turc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5249ca5c36ec459570_AdobeStock_297280848_x7zi3w-p-800.jpg" xlink:type="simple">https://cdn.prod.website-files.com/62178d5c536d9151904f4361/632b2c5249ca5c36ec459570_AdobeStock_297280848_x7zi3w-p-800.jpg</text:a></text:p>
          </table:table-cell>
        </table:table-row>
        <table:table-row table:style-name="ro1">
          <table:table-cell office:value-type="string" calcext:value-type="string">
            <text:p>Ragdoll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59bb1aaaa89fe30024_AdobeStock_126987625_opumei-p-800.jpg" xlink:type="simple">https://cdn.prod.website-files.com/62178d5c536d9151904f4361/632b2c59bb1aaaa89fe30024_AdobeStock_126987625_opumei-p-800.jpg</text:a></text:p>
          </table:table-cell>
        </table:table-row>
        <table:table-row table:style-name="ro1">
          <table:table-cell office:value-type="string" calcext:value-type="string">
            <text:p>Bengal (chat du Bengale)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61e731d9967137f4fd_AdobeStock_90781136_hlnx00-p-800.jpg" xlink:type="simple">https://cdn.prod.website-files.com/62178d5c536d9151904f4361/632b2c61e731d9967137f4fd_AdobeStock_90781136_hlnx00-p-800.jpg</text:a></text:p>
          </table:table-cell>
        </table:table-row>
        <table:table-row table:style-name="ro1">
          <table:table-cell office:value-type="string" calcext:value-type="string">
            <text:p>Siamois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687b5810f239c941bf_AdobeStock_86797318_1_bmvqrb-p-800.jpg" xlink:type="simple">https://cdn.prod.website-files.com/62178d5c536d9151904f4361/632b2c687b5810f239c941bf_AdobeStock_86797318_1_bmvqrb-p-800.jpg</text:a></text:p>
          </table:table-cell>
        </table:table-row>
        <table:table-row table:style-name="ro1">
          <table:table-cell office:value-type="string" calcext:value-type="string">
            <text:p>Chartreux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7381ce9de603c4a8c6_AdobeStock_18499350_jwq7q4-p-800.jpg" xlink:type="simple">https://cdn.prod.website-files.com/62178d5c536d9151904f4361/632b2c7381ce9de603c4a8c6_AdobeStock_18499350_jwq7q4-p-800.jpg</text:a></text:p>
          </table:table-cell>
        </table:table-row>
        <table:table-row table:style-name="ro1">
          <table:table-cell office:value-type="string" calcext:value-type="string">
            <text:p>Sacré de Birmanie (Birman)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7b9766f970fced4a5b_AdobeStock_126054367_ygobo1-p-800.jpg" xlink:type="simple">https://cdn.prod.website-files.com/62178d5c536d9151904f4361/632b2c7b9766f970fced4a5b_AdobeStock_126054367_ygobo1-p-800.jpg</text:a></text:p>
          </table:table-cell>
        </table:table-row>
        <table:table-row table:style-name="ro1">
          <table:table-cell office:value-type="string" calcext:value-type="string">
            <text:p>Chat Persan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859711ce734df96fbd_AdobeStock_185682843_p6widn-p-800.jpg" xlink:type="simple">https://cdn.prod.website-files.com/62178d5c536d9151904f4361/632b2c859711ce734df96fbd_AdobeStock_185682843_p6widn-p-800.jpg</text:a></text:p>
          </table:table-cell>
        </table:table-row>
        <table:table-row table:style-name="ro1">
          <table:table-cell office:value-type="string" calcext:value-type="string">
            <text:p>Maine Coon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8d9831152f7917ae34_AdobeStock_65725259_exqgak-p-800.jpg" xlink:type="simple">https://cdn.prod.website-files.com/62178d5c536d9151904f4361/632b2c8d9831152f7917ae34_AdobeStock_65725259_exqgak-p-800.jpg</text:a></text:p>
          </table:table-cell>
        </table:table-row>
        <table:table-row table:style-name="ro1">
          <table:table-cell office:value-type="string" calcext:value-type="string">
            <text:p>Chat Européen (European Shorthair)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Pas de description encore</text:p>
          </table:table-cell>
          <table:table-cell office:value-type="string" calcext:value-type="string">
            <text:p><text:a xlink:href="https://cdn.prod.website-files.com/62178d5c536d9151904f4361/632b2c9d7b58101342c942a6_AdobeStock_264302910_k6xcpv-p-800.jpg" xlink:type="simple">https://cdn.prod.website-files.com/62178d5c536d9151904f4361/632b2c9d7b58101342c942a6_AdobeStock_264302910_k6xcpv-p-800.jp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8">00/00/0000</text:date>, <text:time style:data-style-name="N2" text:time-value="15:16:51.3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8T12:12:10.398000000</meta:creation-date>
    <dc:date>2024-08-28T15:24:11.866000000</dc:date>
    <meta:editing-duration>PT1H49M52S</meta:editing-duration>
    <meta:editing-cycles>2</meta:editing-cycles>
    <meta:generator>LibreOffice/7.5.3.2$Windows_X86_64 LibreOffice_project/9f56dff12ba03b9acd7730a5a481eea045e468f3</meta:generator>
    <meta:document-statistic meta:table-count="1" meta:cell-count="364" meta:object-count="0"/>
  </office:meta>
</office:document-meta>
</file>